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55in"/>
    </style:style>
    <style:style style:name="co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Cells</text:p>
          </table:table-cell>
          <table:table-cell table:style-name="ce3"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EP3C5E144C8N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1.6k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EP3C10E144C8N </text:p>
          </table:table-cell>
          <table:table-cell office:value-type="float" office:value="10320" calcext:value-type="float">
            <text:p>10320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EP3C16Q240C8N</text:p>
          </table:table-cell>
          <table:table-cell office:value-type="float" office:value="15408" calcext:value-type="float">
            <text:p>15408</text:p>
          </table:table-cell>
          <table:table-cell office:value-type="string" calcext:value-type="string">
            <text:p>1.9k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EP4CE6E22C8N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3.3k</text:p>
          </table:table-cell>
          <table:table-cell/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ICE5LP2K-SG48IT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3.4k</text:p>
          </table:table-cell>
          <table:table-cell/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ICE40UP5K-SG48I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k</text:p>
          </table:table-cell>
          <table:table-cell/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LFXP2-5E-5TN144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10M02SCE144I7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.6k</text:p>
          </table:table-cell>
          <table:table-cell office:value-type="string" calcext:value-type="string">
            <text:p>Too small?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10M02SCE144C8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.9k</text:p>
          </table:table-cell>
          <table:table-cell office:value-type="string" calcext:value-type="string">
            <text:p>Too small?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10M04SCE144C8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.5k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10M08SAE144I7G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10M08SAE144C8G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10M25SAE144C8G</text:p>
          </table:table-cell>
          <table:table-cell office:value-type="float" office:value="25000" calcext:value-type="float">
            <text:p>25000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string" calcext:value-type="string">
            <text:p>Microsemi</text:p>
          </table:table-cell>
          <table:table-cell office:value-type="string" calcext:value-type="string">
            <text:p>A3P250-VQG100</text:p>
          </table:table-cell>
          <table:table-cell office:value-type="string" calcext:value-type="string">
            <text:p>250k gates</text:p>
          </table:table-cell>
          <table:table-cell office:value-type="string" calcext:value-type="string">
            <text:p>6.8k, extra 400 for I version</text:p>
          </table:table-cell>
          <table:table-cell/>
        </table:table-row>
        <table:table-row table:style-name="ro1">
          <table:table-cell office:value-type="string" calcext:value-type="string">
            <text:p>Xilinx</text:p>
          </table:table-cell>
          <table:table-cell office:value-type="string" calcext:value-type="string">
            <text:p>XC6SLX9-2TQG144C</text:p>
          </table:table-cell>
          <table:table-cell office:value-type="float" office:value="9152" calcext:value-type="float">
            <text:p>9152</text:p>
          </table:table-cell>
          <table:table-cell office:value-type="string" calcext:value-type="string">
            <text:p>3.2k Digikey</text:p>
          </table:table-cell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6:24:04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0:00:56.188000000</meta:creation-date>
    <dc:date>2020-08-31T16:24:11.450000000</dc:date>
    <meta:editing-duration>PT30M9S</meta:editing-duration>
    <meta:editing-cycles>20</meta:editing-cycles>
    <meta:generator>LibreOffice/6.4.6.2$Windows_X86_64 LibreOffice_project/0ce51a4fd21bff07a5c061082cc82c5ed232f115</meta:generator>
    <meta:document-statistic meta:table-count="1" meta:cell-count="66" meta:object-count="0"/>
  </office:meta>
</office:document-meta>
</file>